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center" style:justify-single-word="false"/>
    </style:style>
    <style:style style:name="P2"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Solución Taller 2.2</text:h>
      <text:h text:style-name="P1" text:outline-level="2">Cristian Darío Martínez</text:h>
      <text:p text:style-name="Standard">Los Algoritmos de ordenación son fundamentales en la informática porque permiten organizar datos de manera eficiente. Esto es importante ya que muchos procesos, como las búsquedas o el análisis de información, funcionan mucho mejor cuando los datos están ordenados. Por ejemplo, encontrar un número en una lista ordenada es mucho más rápido que en una desordenada. Por eso, estos algoritmos se usan en bases de datos, aplicaciones, sistemas y prácticamente en todo software.</text:p>
      <text:p text:style-name="Standard"/>
      <text:p text:style-name="Standard">Cada algoritmo de ordenación tiene compensaciones. Algunos son muy rápidos, pero consumen más memoria, mientras que otros usan poca memoria pero son más lentos. También hay algoritmos que mantienen el orden de elementos iguales (estables) y otros que no. Además, el rendimiento puede cambiar dependiendo de si los datos ya están parcialmente ordenados o completamente desordenados. Por eso, no existe un algoritmo “perfecto”, sino que se elige según la necesidad.</text:p>
      <text:p text:style-name="Standard"/>
      <text:p text:style-name="Standard">Existen muchos algoritmos de ordenación comunes. Entre los más conocidos están Bubble Sort, Selection Sort, Insertion Sort, Merge Sort, Quick Sort, Heap Sort, Counting Sort, Radix Sort, Bucket Sort y Timsort. Cada uno tiene su propia forma de organizar los datos y se usa en diferentes situaciones.</text:p>
      <text:p text:style-name="Standard"/>
      <text:p text:style-name="Standard">Los algoritmos de ordenación se pueden clasificar de varias maneras. Según su complejidad, algunos son más lentos como los de tipo O(n²), mientras que otros son más eficientes como los de O(n log n). También se clasifican según el uso de memoria en “in-place” (no usan memoria extra) y “no in-place”. Otra clasificación importante es la estabilidad, donde algunos mantienen el orden de elementos iguales y otros no. Finalmente, se clasifican en comparativos (comparan elementos entre sí) y no comparativos (usan conteo o posiciones).</text:p>
      <text:p text:style-name="Standard"/>
      <text:p text:style-name="Standard">El Bucket Sort funciona dividiendo los datos en grupos llamados “cubos”, donde cada cubo contiene valores dentro de un rango específico. Luego, cada cubo se ordena por separado y al final se combinan todos para obtener el resultado final. Es eficiente cuando los datos están bien distribuidos.</text:p>
      <text:p text:style-name="Standard"/>
      <text:p text:style-name="Standard">El Counting Sort se basa en contar cuántas veces aparece cada valor en la lista. En lugar de comparar elementos, utiliza estos conteos para reconstruir la lista ordenada. Es muy rápido, pero solo funciona bien con números enteros y rangos pequeños.</text:p>
      <text:p text:style-name="Standard"/>
      <text:p text:style-name="Standard">El Insertion Sort ordena los datos de manera similar a como una persona organiza cartas en la mano. Toma un elemento y lo inserta en su posición correcta dentro de los ya ordenados. Es sencillo y eficiente en listas pequeñas o casi ordenadas.</text:p>
      <text:p text:style-name="Standard"/>
      <text:p text:style-name="Standard">El Heap Sort utiliza una estructura llamada “heap” o montículo, que permite acceder rápidamente al valor mayor o menor. Primero organiza los datos en esta estructura y luego los va extrayendo en orden. Es eficiente y no requiere mucha memoria adicional.</text:p>
      <text:p text:style-name="Standard"/>
      <text:p text:style-name="Standard">La Radix Sort ordena los números procesando sus dígitos uno por uno, desde el menos significativo hasta el más importante. Es muy útil para números grandes y funciona combinándose con otros algoritmos como Counting Sort.</text:p>
      <text:p text:style-name="Standard"/>
      <text:p text:style-name="Standard">El Selection Sort busca el valor más pequeño de la lista y lo coloca en su posición correcta, repitiendo el proceso con el resto. Es fácil de entender, pero poco eficiente en listas grandes.</text:p>
      <text:p text:style-name="Standard"><text:soft-page-break/></text:p>
      <text:p text:style-name="Standard">El Bubble Sort compara elementos vecinos y los intercambia si están en el orden incorrecto. Este proceso se repite hasta que todo queda ordenado. Es muy sencillo, pero también uno de los más lentos.</text:p>
      <text:p text:style-name="Standard"/>
      <text:p text:style-name="Standard">La Quick Sort es uno de los algoritmos más usados. Funciona eligiendo un valor llamado pivote y separando los datos en menores y mayores que este. Luego ordena cada parte. Es muy rápido en la práctica.</text:p>
      <text:p text:style-name="Standard"/>
      <text:p text:style-name="Standard">El Timsort es un algoritmo moderno que combina ideas de otros métodos como Merge Sort e Insertion Sort. Aprovecha partes ya ordenadas de la lista, lo que lo hace muy eficiente y por eso se usa en lenguajes como Python.</text:p>
      <text:p text:style-name="Standard"/>
      <text:p text:style-name="Standard">Finalmente, el Merge Sort divide la lista en partes más pequeñas, las ordena y luego las une. Es muy eficiente y estable, aunque necesita memoria adicional para funcion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3T18:47:04.805027980</meta:creation-date>
    <dc:date>2026-03-23T21:11:52.993277926</dc:date>
    <meta:editing-duration>PT1M59S</meta:editing-duration>
    <meta:editing-cycles>2</meta:editing-cycles>
    <meta:generator>LibreOffice/24.2.7.2$Linux_X86_64 LibreOffice_project/420$Build-2</meta:generator>
    <meta:document-statistic meta:table-count="0" meta:image-count="0" meta:object-count="0" meta:page-count="2" meta:paragraph-count="16" meta:word-count="661" meta:character-count="4044" meta:non-whitespace-character-count="3401"/>
  </office:meta>
</office:document-meta>
</file>